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LionTale" fo:font-size="28pt" officeooo:rsid="0010314a" officeooo:paragraph-rsid="0010314a" style:font-size-asian="28pt" style:font-size-complex="28pt"/>
    </style:style>
    <style:style style:name="P2" style:family="paragraph" style:parent-style-name="Standard">
      <style:text-properties fo:font-size="28pt" officeooo:paragraph-rsid="0010314a" style:font-size-asian="28pt" style:font-size-complex="28pt"/>
    </style:style>
    <style:style style:name="P3" style:family="paragraph" style:parent-style-name="Standard">
      <style:text-properties fo:font-size="96pt" officeooo:paragraph-rsid="0012c308" style:font-size-asian="96pt" style:font-size-complex="96pt"/>
    </style:style>
    <style:style style:name="P4" style:family="paragraph" style:parent-style-name="Standard">
      <style:text-properties style:text-underline-style="none" officeooo:paragraph-rsid="0012c308"/>
    </style:style>
    <style:style style:name="T1" style:family="text">
      <style:text-properties officeooo:rsid="0010314a"/>
    </style:style>
    <style:style style:name="T2" style:family="text">
      <style:text-properties style:font-name="BLionTale" officeooo:rsid="0010314a"/>
    </style:style>
    <style:style style:name="T3" style:family="text">
      <style:text-properties style:font-name="BLionTale" fo:font-size="88pt" officeooo:rsid="0010314a" style:font-size-asian="88pt" style:font-size-complex="88pt"/>
    </style:style>
    <style:style style:name="T4" style:family="text">
      <style:text-properties style:font-name="BLionTale" fo:font-size="88pt" officeooo:rsid="0012c308" style:font-size-asian="88pt" style:font-size-complex="8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"POTŘEBUJI ČAS"</text:span></text:p>
      <text:p text:style-name="P4"><text:span text:style-name="T4">«J'AI BESOIN DE TEMPS»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BLionTale" svg:font-family="BLionTal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6-04T23:03:46.205133531</meta:creation-date>
    <dc:date>2021-06-04T23:36:25.752939545</dc:date>
    <meta:editing-duration>PT12M18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